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45" calcext:value-type="float">
            <text:p>2.450</text:p>
          </table:table-cell>
          <table:table-cell office:value-type="float" office:value="23.599" calcext:value-type="float">
            <text:p>23.599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21000.55" calcext:value-type="float">
            <text:p>21000.55</text:p>
          </table:table-cell>
          <table:table-cell office:value-type="float" office:value="5014.059" calcext:value-type="float">
            <text:p>5014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5" calcext:value-type="float">
            <text:p>3.750</text:p>
          </table:table-cell>
          <table:table-cell office:value-type="float" office:value="26.032" calcext:value-type="float">
            <text:p>26.032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15093.08" calcext:value-type="float">
            <text:p>15093.08</text:p>
          </table:table-cell>
          <table:table-cell office:value-type="float" office:value="4136.757" calcext:value-type="float">
            <text:p>4136.76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5.1" calcext:value-type="float">
            <text:p>5.100</text:p>
          </table:table-cell>
          <table:table-cell office:value-type="float" office:value="27.412" calcext:value-type="float">
            <text:p>27.412</text:p>
          </table:table-cell>
          <table:table-cell office:value-type="float" office:value="0.73648" calcext:value-type="float">
            <text:p>0.73648</text:p>
          </table:table-cell>
          <table:table-cell office:value-type="float" office:value="12725.81" calcext:value-type="float">
            <text:p>12725.81</text:p>
          </table:table-cell>
          <table:table-cell office:value-type="float" office:value="3793.868" calcext:value-type="float">
            <text:p>3793.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.47" calcext:value-type="float">
            <text:p>6.470</text:p>
          </table:table-cell>
          <table:table-cell office:value-type="float" office:value="28.514" calcext:value-type="float">
            <text:p>28.514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10877.53" calcext:value-type="float">
            <text:p>10877.53</text:p>
          </table:table-cell>
          <table:table-cell office:value-type="float" office:value="3478.373" calcext:value-type="float">
            <text:p>3478.37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8.05" calcext:value-type="float">
            <text:p>8.050</text:p>
          </table:table-cell>
          <table:table-cell office:value-type="float" office:value="29.507" calcext:value-type="float">
            <text:p>29.507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9506.03" calcext:value-type="float">
            <text:p>9506.03</text:p>
          </table:table-cell>
          <table:table-cell office:value-type="float" office:value="3158.802" calcext:value-type="float">
            <text:p>3158.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705" calcext:value-type="float">
            <text:p>9.705</text:p>
          </table:table-cell>
          <table:table-cell office:value-type="float" office:value="30.262" calcext:value-type="float">
            <text:p>30.262</text:p>
          </table:table-cell>
          <table:table-cell office:value-type="float" office:value="0.81256" calcext:value-type="float">
            <text:p>0.81256</text:p>
          </table:table-cell>
          <table:table-cell office:value-type="float" office:value="8671.99" calcext:value-type="float">
            <text:p>8671.99</text:p>
          </table:table-cell>
          <table:table-cell office:value-type="float" office:value="2878.262" calcext:value-type="float">
            <text:p>2878.26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1.36" calcext:value-type="float">
            <text:p>11.360</text:p>
          </table:table-cell>
          <table:table-cell office:value-type="float" office:value="30.912" calcext:value-type="float">
            <text:p>30.912</text:p>
          </table:table-cell>
          <table:table-cell office:value-type="float" office:value="0.8282" calcext:value-type="float">
            <text:p>0.82820</text:p>
          </table:table-cell>
          <table:table-cell office:value-type="float" office:value="7994.61" calcext:value-type="float">
            <text:p>7994.61</text:p>
          </table:table-cell>
          <table:table-cell office:value-type="float" office:value="2732.54" calcext:value-type="float">
            <text:p>2732.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office:value-type="float" office:value="0.84136" calcext:value-type="float">
            <text:p>0.84136</text:p>
          </table:table-cell>
          <table:table-cell office:value-type="float" office:value="7582.09" calcext:value-type="float">
            <text:p>7582.09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5.1" calcext:value-type="float">
            <text:p>15.100</text:p>
          </table:table-cell>
          <table:table-cell office:value-type="float" office:value="31.965" calcext:value-type="float">
            <text:p>31.965</text:p>
          </table:table-cell>
          <table:table-cell office:value-type="float" office:value="0.85251" calcext:value-type="float">
            <text:p>0.85251</text:p>
          </table:table-cell>
          <table:table-cell office:value-type="float" office:value="7007.32" calcext:value-type="float">
            <text:p>7007.32</text:p>
          </table:table-cell>
          <table:table-cell office:value-type="float" office:value="2506.86" calcext:value-type="float">
            <text:p>2506.8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.24" calcext:value-type="float">
            <text:p>17.240</text:p>
          </table:table-cell>
          <table:table-cell office:value-type="float" office:value="32.449" calcext:value-type="float">
            <text:p>32.449</text:p>
          </table:table-cell>
          <table:table-cell office:value-type="float" office:value="0.86268" calcext:value-type="float">
            <text:p>0.86268</text:p>
          </table:table-cell>
          <table:table-cell office:value-type="float" office:value="6621.52" calcext:value-type="float">
            <text:p>6621.52</text:p>
          </table:table-cell>
          <table:table-cell office:value-type="float" office:value="2447.84" calcext:value-type="float">
            <text:p>2447.84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29" calcext:value-type="float">
            <text:p>19.290</text:p>
          </table:table-cell>
          <table:table-cell office:value-type="float" office:value="32.868" calcext:value-type="float">
            <text:p>32.868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54" calcext:value-type="float">
            <text:p>21.540</text:p>
          </table:table-cell>
          <table:table-cell office:value-type="float" office:value="33.216" calcext:value-type="float">
            <text:p>33.216</text:p>
          </table:table-cell>
          <table:table-cell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4.15" calcext:value-type="float">
            <text:p>24.150</text:p>
          </table:table-cell>
          <table:table-cell office:value-type="float" office:value="33.579" calcext:value-type="float">
            <text:p>33.579</text:p>
          </table:table-cell>
          <table:table-cell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44575.670924469" calcext:value-type="float">
            <text:p>444575.670924469</text:p>
          </table:table-cell>
          <table:table-cell table:style-name="ce6" office:value-type="float" office:value="1183143.15651352" calcext:value-type="float">
            <text:p>1183143.1565135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33" calcext:value-type="float">
            <text:p>2.330</text:p>
          </table:table-cell>
          <table:table-cell office:value-type="float" office:value="21.017" calcext:value-type="float">
            <text:p>21.017</text:p>
          </table:table-cell>
          <table:table-cell office:value-type="float" office:value="0.50106" calcext:value-type="float">
            <text:p>0.50106</text:p>
          </table:table-cell>
          <table:table-cell office:value-type="float" office:value="26071.1" calcext:value-type="float">
            <text:p>26071.10</text:p>
          </table:table-cell>
          <table:table-cell office:value-type="float" office:value="6256.158" calcext:value-type="float">
            <text:p>6256.1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36" calcext:value-type="float">
            <text:p>3.360</text:p>
          </table:table-cell>
          <table:table-cell office:value-type="float" office:value="22.211" calcext:value-type="float">
            <text:p>22.211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20885.04" calcext:value-type="float">
            <text:p>20885.04</text:p>
          </table:table-cell>
          <table:table-cell office:value-type="float" office:value="6159.1" calcext:value-type="float">
            <text:p>6159.1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35" calcext:value-type="float">
            <text:p>4.350</text:p>
          </table:table-cell>
          <table:table-cell office:value-type="float" office:value="22.932" calcext:value-type="float">
            <text:p>22.932</text:p>
          </table:table-cell>
          <table:table-cell office:value-type="float" office:value="0.5933" calcext:value-type="float">
            <text:p>0.59330</text:p>
          </table:table-cell>
          <table:table-cell office:value-type="float" office:value="20973.97" calcext:value-type="float">
            <text:p>20973.97</text:p>
          </table:table-cell>
          <table:table-cell office:value-type="float" office:value="6652.55" calcext:value-type="float">
            <text:p>6652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32" calcext:value-type="float">
            <text:p>5.320</text:p>
          </table:table-cell>
          <table:table-cell office:value-type="float" office:value="23.449" calcext:value-type="float">
            <text:p>23.449</text:p>
          </table:table-cell>
          <table:table-cell office:value-type="float" office:value="0.62697" calcext:value-type="float">
            <text:p>0.62697</text:p>
          </table:table-cell>
          <table:table-cell office:value-type="float" office:value="21462.29" calcext:value-type="float">
            <text:p>21462.29</text:p>
          </table:table-cell>
          <table:table-cell office:value-type="float" office:value="7243.37" calcext:value-type="float">
            <text:p>7243.3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28" calcext:value-type="float">
            <text:p>6.280</text:p>
          </table:table-cell>
          <table:table-cell office:value-type="float" office:value="23.934" calcext:value-type="float">
            <text:p>23.934</text:p>
          </table:table-cell>
          <table:table-cell office:value-type="float" office:value="0.66411" calcext:value-type="float">
            <text:p>0.66411</text:p>
          </table:table-cell>
          <table:table-cell office:value-type="float" office:value="23034.55" calcext:value-type="float">
            <text:p>23034.55</text:p>
          </table:table-cell>
          <table:table-cell office:value-type="float" office:value="8158.1" calcext:value-type="float">
            <text:p>8158.1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25" calcext:value-type="float">
            <text:p>7.250</text:p>
          </table:table-cell>
          <table:table-cell office:value-type="float" office:value="24.349" calcext:value-type="float">
            <text:p>24.349</text:p>
          </table:table-cell>
          <table:table-cell office:value-type="float" office:value="0.6909" calcext:value-type="float">
            <text:p>0.69090</text:p>
          </table:table-cell>
          <table:table-cell office:value-type="float" office:value="25986.56" calcext:value-type="float">
            <text:p>25986.56</text:p>
          </table:table-cell>
          <table:table-cell office:value-type="float" office:value="8873.99" calcext:value-type="float">
            <text:p>8873.9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16" calcext:value-type="float">
            <text:p>8.160</text:p>
          </table:table-cell>
          <table:table-cell office:value-type="float" office:value="24.743" calcext:value-type="float">
            <text:p>24.743</text:p>
          </table:table-cell>
          <table:table-cell office:value-type="float" office:value="0.71783" calcext:value-type="float">
            <text:p>0.71783</text:p>
          </table:table-cell>
          <table:table-cell office:value-type="float" office:value="27173.2" calcext:value-type="float">
            <text:p>27173.20</text:p>
          </table:table-cell>
          <table:table-cell office:value-type="float" office:value="9157.89" calcext:value-type="float">
            <text:p>9157.8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15" calcext:value-type="float">
            <text:p>9.150</text:p>
          </table:table-cell>
          <table:table-cell office:value-type="float" office:value="25.12" calcext:value-type="float">
            <text:p>25.120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27368.35" calcext:value-type="float">
            <text:p>27368.35</text:p>
          </table:table-cell>
          <table:table-cell office:value-type="float" office:value="9345.89" calcext:value-type="float">
            <text:p>9345.8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11" calcext:value-type="float">
            <text:p>10.110</text:p>
          </table:table-cell>
          <table:table-cell office:value-type="float" office:value="25.466" calcext:value-type="float">
            <text:p>25.466</text:p>
          </table:table-cell>
          <table:table-cell office:value-type="float" office:value="0.75232" calcext:value-type="float">
            <text:p>0.75232</text:p>
          </table:table-cell>
          <table:table-cell office:value-type="float" office:value="27863.4" calcext:value-type="float">
            <text:p>27863.40</text:p>
          </table:table-cell>
          <table:table-cell office:value-type="float" office:value="9607.42" calcext:value-type="float">
            <text:p>9607.4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22" calcext:value-type="float">
            <text:p>11.220</text:p>
          </table:table-cell>
          <table:table-cell office:value-type="float" office:value="25.838" calcext:value-type="float">
            <text:p>25.838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28527.1" calcext:value-type="float">
            <text:p>28527.10</text:p>
          </table:table-cell>
          <table:table-cell office:value-type="float" office:value="9801.01" calcext:value-type="float">
            <text:p>9801.0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3" calcext:value-type="float">
            <text:p>12.300</text:p>
          </table:table-cell>
          <table:table-cell office:value-type="float" office:value="26.186" calcext:value-type="float">
            <text:p>26.186</text:p>
          </table:table-cell>
          <table:table-cell office:value-type="float" office:value="0.78632" calcext:value-type="float">
            <text:p>0.78632</text:p>
          </table:table-cell>
          <table:table-cell office:value-type="float" office:value="28235.05" calcext:value-type="float">
            <text:p>28235.05</text:p>
          </table:table-cell>
          <table:table-cell office:value-type="float" office:value="9638.44" calcext:value-type="float">
            <text:p>9638.4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3.41" calcext:value-type="float">
            <text:p>13.410</text:p>
          </table:table-cell>
          <table:table-cell office:value-type="float" office:value="26.525" calcext:value-type="float">
            <text:p>26.525</text:p>
          </table:table-cell>
          <table:table-cell office:value-type="float" office:value="0.79514" calcext:value-type="float">
            <text:p>0.79514</text:p>
          </table:table-cell>
          <table:table-cell office:value-type="float" office:value="27887.09" calcext:value-type="float">
            <text:p>27887.09</text:p>
          </table:table-cell>
          <table:table-cell office:value-type="float" office:value="9593.93" calcext:value-type="float">
            <text:p>9593.9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4.46" calcext:value-type="float">
            <text:p>14.460</text:p>
          </table:table-cell>
          <table:table-cell office:value-type="float" office:value="26.829" calcext:value-type="float">
            <text:p>26.829</text:p>
          </table:table-cell>
          <table:table-cell office:value-type="float" office:value="0.8094" calcext:value-type="float">
            <text:p>0.80940</text:p>
          </table:table-cell>
          <table:table-cell office:value-type="float" office:value="27325.3" calcext:value-type="float">
            <text:p>27325.30</text:p>
          </table:table-cell>
          <table:table-cell office:value-type="float" office:value="9463.7" calcext:value-type="float">
            <text:p>9463.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6" office:value-type="float" office:value="456951.765451598" calcext:value-type="float">
            <text:p>456951.765451598</text:p>
          </table:table-cell>
          <table:table-cell table:style-name="ce6" office:value-type="float" office:value="1789303.35887193" calcext:value-type="float">
            <text:p>1789303.3588719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2" calcext:value-type="float">
            <text:p>2.420</text:p>
          </table:table-cell>
          <table:table-cell office:value-type="float" office:value="22.904" calcext:value-type="float">
            <text:p>22.904</text:p>
          </table:table-cell>
          <table:table-cell table:style-name="ce3" office:value-type="float" office:value="0.62495" calcext:value-type="float">
            <text:p>0.62495</text:p>
          </table:table-cell>
          <table:table-cell office:value-type="float" office:value="24215.36" calcext:value-type="float">
            <text:p>24215.36</text:p>
          </table:table-cell>
          <table:table-cell office:value-type="float" office:value="6168.71" calcext:value-type="float">
            <text:p>6168.7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41" calcext:value-type="float">
            <text:p>3.410</text:p>
          </table:table-cell>
          <table:table-cell office:value-type="float" office:value="24.362" calcext:value-type="float">
            <text:p>24.362</text:p>
          </table:table-cell>
          <table:table-cell table:style-name="ce3" office:value-type="float" office:value="0.67099" calcext:value-type="float">
            <text:p>0.67099</text:p>
          </table:table-cell>
          <table:table-cell office:value-type="float" office:value="19657.78" calcext:value-type="float">
            <text:p>19657.78</text:p>
          </table:table-cell>
          <table:table-cell office:value-type="float" office:value="5584.42" calcext:value-type="float">
            <text:p>5584.4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52" calcext:value-type="float">
            <text:p>4.520</text:p>
          </table:table-cell>
          <table:table-cell office:value-type="float" office:value="25.651" calcext:value-type="float">
            <text:p>25.651</text:p>
          </table:table-cell>
          <table:table-cell table:style-name="ce3" office:value-type="float" office:value="0.7119" calcext:value-type="float">
            <text:p>0.71190</text:p>
          </table:table-cell>
          <table:table-cell office:value-type="float" office:value="16806.2" calcext:value-type="float">
            <text:p>16806.20</text:p>
          </table:table-cell>
          <table:table-cell office:value-type="float" office:value="5218.3" calcext:value-type="float">
            <text:p>5218.3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63" calcext:value-type="float">
            <text:p>5.630</text:p>
          </table:table-cell>
          <table:table-cell office:value-type="float" office:value="26.5601" calcext:value-type="float">
            <text:p>26.560</text:p>
          </table:table-cell>
          <table:table-cell table:style-name="ce3" office:value-type="float" office:value="0.74135" calcext:value-type="float">
            <text:p>0.74135</text:p>
          </table:table-cell>
          <table:table-cell office:value-type="float" office:value="15263.4" calcext:value-type="float">
            <text:p>15263.40</text:p>
          </table:table-cell>
          <table:table-cell office:value-type="float" office:value="4940.0276" calcext:value-type="float">
            <text:p>4940.0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78" calcext:value-type="float">
            <text:p>6.780</text:p>
          </table:table-cell>
          <table:table-cell office:value-type="float" office:value="27.315" calcext:value-type="float">
            <text:p>27.315</text:p>
          </table:table-cell>
          <table:table-cell table:style-name="ce3" office:value-type="float" office:value="0.76604" calcext:value-type="float">
            <text:p>0.76604</text:p>
          </table:table-cell>
          <table:table-cell office:value-type="float" office:value="13940.86" calcext:value-type="float">
            <text:p>13940.86</text:p>
          </table:table-cell>
          <table:table-cell office:value-type="float" office:value="4786.87" calcext:value-type="float">
            <text:p>4786.8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95" calcext:value-type="float">
            <text:p>7.950</text:p>
          </table:table-cell>
          <table:table-cell office:value-type="float" office:value="27.935" calcext:value-type="float">
            <text:p>27.935</text:p>
          </table:table-cell>
          <table:table-cell table:style-name="ce3" office:value-type="float" office:value="0.78569" calcext:value-type="float">
            <text:p>0.78569</text:p>
          </table:table-cell>
          <table:table-cell office:value-type="float" office:value="13320.1" calcext:value-type="float">
            <text:p>13320.10</text:p>
          </table:table-cell>
          <table:table-cell office:value-type="float" office:value="4729.59" calcext:value-type="float">
            <text:p>4729.5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18" calcext:value-type="float">
            <text:p>9.180</text:p>
          </table:table-cell>
          <table:table-cell office:value-type="float" office:value="28.499" calcext:value-type="float">
            <text:p>28.499</text:p>
          </table:table-cell>
          <table:table-cell table:style-name="ce3" office:value-type="float" office:value="0.80339" calcext:value-type="float">
            <text:p>0.80339</text:p>
          </table:table-cell>
          <table:table-cell office:value-type="float" office:value="12769.62" calcext:value-type="float">
            <text:p>12769.62</text:p>
          </table:table-cell>
          <table:table-cell office:value-type="float" office:value="4589.075" calcext:value-type="float">
            <text:p>4589.0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57" calcext:value-type="float">
            <text:p>10.570</text:p>
          </table:table-cell>
          <table:table-cell office:value-type="float" office:value="29.053" calcext:value-type="float">
            <text:p>29.053</text:p>
          </table:table-cell>
          <table:table-cell table:style-name="ce3" office:value-type="float" office:value="0.82048" calcext:value-type="float">
            <text:p>0.82048</text:p>
          </table:table-cell>
          <table:table-cell office:value-type="float" office:value="11966.97" calcext:value-type="float">
            <text:p>11966.97</text:p>
          </table:table-cell>
          <table:table-cell office:value-type="float" office:value="4331.09" calcext:value-type="float">
            <text:p>4331.0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.88" calcext:value-type="float">
            <text:p>11.880</text:p>
          </table:table-cell>
          <table:table-cell office:value-type="float" office:value="29.8018" calcext:value-type="float">
            <text:p>29.802</text:p>
          </table:table-cell>
          <table:table-cell table:style-name="ce3" office:value-type="float" office:value="0.83113" calcext:value-type="float">
            <text:p>0.83113</text:p>
          </table:table-cell>
          <table:table-cell office:value-type="float" office:value="11511.5" calcext:value-type="float">
            <text:p>11511.50</text:p>
          </table:table-cell>
          <table:table-cell office:value-type="float" office:value="4151.87" calcext:value-type="float">
            <text:p>4151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37" calcext:value-type="float">
            <text:p>13.370</text:p>
          </table:table-cell>
          <table:table-cell office:value-type="float" office:value="29.939" calcext:value-type="float">
            <text:p>29.939</text:p>
          </table:table-cell>
          <table:table-cell table:style-name="ce3" office:value-type="float" office:value="0.84466" calcext:value-type="float">
            <text:p>0.84466</text:p>
          </table:table-cell>
          <table:table-cell office:value-type="float" office:value="11138.87" calcext:value-type="float">
            <text:p>11138.87</text:p>
          </table:table-cell>
          <table:table-cell office:value-type="float" office:value="4138.25" calcext:value-type="float">
            <text:p>4138.2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4.82" calcext:value-type="float">
            <text:p>14.820</text:p>
          </table:table-cell>
          <table:table-cell office:value-type="float" office:value="30.315" calcext:value-type="float">
            <text:p>30.315</text:p>
          </table:table-cell>
          <table:table-cell table:style-name="ce3" office:value-type="float" office:value="0.854131" calcext:value-type="float">
            <text:p>0.85413</text:p>
          </table:table-cell>
          <table:table-cell office:value-type="float" office:value="10849.41" calcext:value-type="float">
            <text:p>10849.41</text:p>
          </table:table-cell>
          <table:table-cell office:value-type="float" office:value="4038.36" calcext:value-type="float">
            <text:p>4038.36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63" calcext:value-type="float">
            <text:p>16.630</text:p>
          </table:table-cell>
          <table:table-cell office:value-type="float" office:value="30.738" calcext:value-type="float">
            <text:p>30.738</text:p>
          </table:table-cell>
          <table:table-cell table:style-name="ce3" office:value-type="float" office:value="0.86399" calcext:value-type="float">
            <text:p>0.86399</text:p>
          </table:table-cell>
          <table:table-cell office:value-type="float" office:value="10524.01" calcext:value-type="float">
            <text:p>10524.01</text:p>
          </table:table-cell>
          <table:table-cell office:value-type="float" office:value="3853.86" calcext:value-type="float">
            <text:p>3853.8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9" calcext:value-type="float">
            <text:p>17.900</text:p>
          </table:table-cell>
          <table:table-cell office:value-type="float" office:value="31.00933" calcext:value-type="float">
            <text:p>31.009</text:p>
          </table:table-cell>
          <table:table-cell table:style-name="ce3" office:value-type="float" office:value="0.870516" calcext:value-type="float">
            <text:p>0.87052</text:p>
          </table:table-cell>
          <table:table-cell office:value-type="float" office:value="10166.59" calcext:value-type="float">
            <text:p>10166.59</text:p>
          </table:table-cell>
          <table:table-cell office:value-type="float" office:value="3846.87" calcext:value-type="float">
            <text:p>3846.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16751.143022694" calcext:value-type="float">
            <text:p>416751.143022694</text:p>
          </table:table-cell>
          <table:table-cell table:style-name="ce6" office:value-type="float" office:value="1345042.18765495" calcext:value-type="float">
            <text:p>1345042.1876549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79" calcext:value-type="float">
            <text:p>2.790</text:p>
          </table:table-cell>
          <table:table-cell office:value-type="float" office:value="23.5304" calcext:value-type="float">
            <text:p>23.530</text:p>
          </table:table-cell>
          <table:table-cell table:style-name="ce3" office:value-type="float" office:value="0.522213" calcext:value-type="float">
            <text:p>0.52221</text:p>
          </table:table-cell>
          <table:table-cell office:value-type="float" office:value="17698.18" calcext:value-type="float">
            <text:p>17698.18</text:p>
          </table:table-cell>
          <table:table-cell office:value-type="float" office:value="4107.82" calcext:value-type="float">
            <text:p>4107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" calcext:value-type="float">
            <text:p>4.000</text:p>
          </table:table-cell>
          <table:table-cell office:value-type="float" office:value="25.296" calcext:value-type="float">
            <text:p>25.296</text:p>
          </table:table-cell>
          <table:table-cell table:style-name="ce3" office:value-type="float" office:value="0.58945" calcext:value-type="float">
            <text:p>0.58945</text:p>
          </table:table-cell>
          <table:table-cell office:value-type="float" office:value="13468.14" calcext:value-type="float">
            <text:p>13468.14</text:p>
          </table:table-cell>
          <table:table-cell office:value-type="float" office:value="3617.45" calcext:value-type="float">
            <text:p>3617.4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2" calcext:value-type="float">
            <text:p>5.200</text:p>
          </table:table-cell>
          <table:table-cell office:value-type="float" office:value="26.348" calcext:value-type="float">
            <text:p>26.348</text:p>
          </table:table-cell>
          <table:table-cell table:style-name="ce3" office:value-type="float" office:value="0.63341" calcext:value-type="float">
            <text:p>0.63341</text:p>
          </table:table-cell>
          <table:table-cell office:value-type="float" office:value="11837.44" calcext:value-type="float">
            <text:p>11837.44</text:p>
          </table:table-cell>
          <table:table-cell office:value-type="float" office:value="3391" calcext:value-type="float">
            <text:p>3391.0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34" calcext:value-type="float">
            <text:p>6.340</text:p>
          </table:table-cell>
          <table:table-cell office:value-type="float" office:value="27.04358" calcext:value-type="float">
            <text:p>27.044</text:p>
          </table:table-cell>
          <table:table-cell table:style-name="ce3" office:value-type="float" office:value="0.66452" calcext:value-type="float">
            <text:p>0.66452</text:p>
          </table:table-cell>
          <table:table-cell office:value-type="float" office:value="10650.76" calcext:value-type="float">
            <text:p>10650.76</text:p>
          </table:table-cell>
          <table:table-cell office:value-type="float" office:value="3278.42" calcext:value-type="float">
            <text:p>3278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58" calcext:value-type="float">
            <text:p>7.580</text:p>
          </table:table-cell>
          <table:table-cell office:value-type="float" office:value="27.715" calcext:value-type="float">
            <text:p>27.715</text:p>
          </table:table-cell>
          <table:table-cell table:style-name="ce3" office:value-type="float" office:value="0.69258" calcext:value-type="float">
            <text:p>0.69258</text:p>
          </table:table-cell>
          <table:table-cell office:value-type="float" office:value="9751.51" calcext:value-type="float">
            <text:p>9751.51</text:p>
          </table:table-cell>
          <table:table-cell office:value-type="float" office:value="3172.48" calcext:value-type="float">
            <text:p>3172.4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77" calcext:value-type="float">
            <text:p>8.770</text:p>
          </table:table-cell>
          <table:table-cell office:value-type="float" office:value="28.2033" calcext:value-type="float">
            <text:p>28.203</text:p>
          </table:table-cell>
          <table:table-cell table:style-name="ce3" office:value-type="float" office:value="0.71596" calcext:value-type="float">
            <text:p>0.71596</text:p>
          </table:table-cell>
          <table:table-cell office:value-type="float" office:value="9118.82" calcext:value-type="float">
            <text:p>9118.82</text:p>
          </table:table-cell>
          <table:table-cell office:value-type="float" office:value="3030.39" calcext:value-type="float">
            <text:p>3030.3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0.07" calcext:value-type="float">
            <text:p>10.07</text:p>
          </table:table-cell>
          <table:table-cell table:style-name="Default" office:value-type="float" office:value="28.667" calcext:value-type="float">
            <text:p>28.667</text:p>
          </table:table-cell>
          <table:table-cell office:value-type="float" office:value="0.73522" calcext:value-type="float">
            <text:p>0.73522</text:p>
          </table:table-cell>
          <table:table-cell table:style-name="Default" office:value-type="float" office:value="8691.77" calcext:value-type="float">
            <text:p>8691.77</text:p>
          </table:table-cell>
          <table:table-cell table:style-name="Default" office:value-type="float" office:value="2923.68" calcext:value-type="float">
            <text:p>2923.6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35" calcext:value-type="float">
            <text:p>11.350</text:p>
          </table:table-cell>
          <table:table-cell office:value-type="float" office:value="29.0615" calcext:value-type="float">
            <text:p>29.062</text:p>
          </table:table-cell>
          <table:table-cell table:style-name="ce3" office:value-type="float" office:value="0.75187" calcext:value-type="float">
            <text:p>0.75187</text:p>
          </table:table-cell>
          <table:table-cell office:value-type="float" office:value="8340.85" calcext:value-type="float">
            <text:p>8340.85</text:p>
          </table:table-cell>
          <table:table-cell office:value-type="float" office:value="2769.37" calcext:value-type="float">
            <text:p>2769.3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61" calcext:value-type="float">
            <text:p>12.610</text:p>
          </table:table-cell>
          <table:table-cell office:value-type="float" office:value="29.4005" calcext:value-type="float">
            <text:p>29.401</text:p>
          </table:table-cell>
          <table:table-cell table:style-name="ce3" office:value-type="float" office:value="0.76612" calcext:value-type="float">
            <text:p>0.76612</text:p>
          </table:table-cell>
          <table:table-cell office:value-type="float" office:value="8097.88" calcext:value-type="float">
            <text:p>8097.88</text:p>
          </table:table-cell>
          <table:table-cell office:value-type="float" office:value="2803.96" calcext:value-type="float">
            <text:p>2803.9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91" calcext:value-type="float">
            <text:p>13.910</text:p>
          </table:table-cell>
          <table:table-cell office:value-type="float" office:value="29.7177" calcext:value-type="float">
            <text:p>29.718</text:p>
          </table:table-cell>
          <table:table-cell table:style-name="ce3" office:value-type="float" office:value="0.7785" calcext:value-type="float">
            <text:p>0.77850</text:p>
          </table:table-cell>
          <table:table-cell office:value-type="float" office:value="7869.46" calcext:value-type="float">
            <text:p>7869.46</text:p>
          </table:table-cell>
          <table:table-cell office:value-type="float" office:value="2814.35" calcext:value-type="float">
            <text:p>2814.3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8" calcext:value-type="float">
            <text:p>15.180</text:p>
          </table:table-cell>
          <table:table-cell office:value-type="float" office:value="29.991" calcext:value-type="float">
            <text:p>29.991</text:p>
          </table:table-cell>
          <table:table-cell table:style-name="ce3" office:value-type="float" office:value="0.78899" calcext:value-type="float">
            <text:p>0.78899</text:p>
          </table:table-cell>
          <table:table-cell office:value-type="float" office:value="7789.36" calcext:value-type="float">
            <text:p>7789.36</text:p>
          </table:table-cell>
          <table:table-cell office:value-type="float" office:value="2794.22" calcext:value-type="float">
            <text:p>2794.2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47" calcext:value-type="float">
            <text:p>16.470</text:p>
          </table:table-cell>
          <table:table-cell office:value-type="float" office:value="30.27" calcext:value-type="float">
            <text:p>30.270</text:p>
          </table:table-cell>
          <table:table-cell table:style-name="ce3" office:value-type="float" office:value="0.80017" calcext:value-type="float">
            <text:p>0.80017</text:p>
          </table:table-cell>
          <table:table-cell office:value-type="float" office:value="7619.79" calcext:value-type="float">
            <text:p>7619.79</text:p>
          </table:table-cell>
          <table:table-cell office:value-type="float" office:value="2765.77" calcext:value-type="float">
            <text:p>2765.7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87" calcext:value-type="float">
            <text:p>17.870</text:p>
          </table:table-cell>
          <table:table-cell office:value-type="float" office:value="30.525" calcext:value-type="float">
            <text:p>30.525</text:p>
          </table:table-cell>
          <table:table-cell table:style-name="ce3" office:value-type="float" office:value="0.80888" calcext:value-type="float">
            <text:p>0.80888</text:p>
          </table:table-cell>
          <table:table-cell office:value-type="float" office:value="7467.96" calcext:value-type="float">
            <text:p>7467.96</text:p>
          </table:table-cell>
          <table:table-cell office:value-type="float" office:value="2761.52" calcext:value-type="float">
            <text:p>2761.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98184.078120831" calcext:value-type="float">
            <text:p>398184.078120831</text:p>
          </table:table-cell>
          <table:table-cell table:style-name="ce6" office:value-type="float" office:value="1459462.09417288" calcext:value-type="float">
            <text:p>1459462.0941728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6" calcext:value-type="float">
            <text:p>2.460</text:p>
          </table:table-cell>
          <table:table-cell office:value-type="float" office:value="23.5968" calcext:value-type="float">
            <text:p>23.597</text:p>
          </table:table-cell>
          <table:table-cell table:style-name="ce3" office:value-type="float" office:value="0.64813" calcext:value-type="float">
            <text:p>0.64813</text:p>
          </table:table-cell>
          <table:table-cell office:value-type="float" office:value="20684" calcext:value-type="float">
            <text:p>20684.00</text:p>
          </table:table-cell>
          <table:table-cell office:value-type="float" office:value="4969.688" calcext:value-type="float">
            <text:p>4969.6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7" calcext:value-type="float">
            <text:p>3.700</text:p>
          </table:table-cell>
          <table:table-cell office:value-type="float" office:value="25.888" calcext:value-type="float">
            <text:p>25.888</text:p>
          </table:table-cell>
          <table:table-cell table:style-name="ce3" office:value-type="float" office:value="0.6987" calcext:value-type="float">
            <text:p>0.69870</text:p>
          </table:table-cell>
          <table:table-cell office:value-type="float" office:value="15095.17" calcext:value-type="float">
            <text:p>15095.17</text:p>
          </table:table-cell>
          <table:table-cell office:value-type="float" office:value="4152.27" calcext:value-type="float">
            <text:p>4152.2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07" calcext:value-type="float">
            <text:p>5.070</text:p>
          </table:table-cell>
          <table:table-cell office:value-type="float" office:value="27.418" calcext:value-type="float">
            <text:p>27.418</text:p>
          </table:table-cell>
          <table:table-cell table:style-name="ce3" office:value-type="float" office:value="0.73653" calcext:value-type="float">
            <text:p>0.73653</text:p>
          </table:table-cell>
          <table:table-cell office:value-type="float" office:value="12739.73" calcext:value-type="float">
            <text:p>12739.73</text:p>
          </table:table-cell>
          <table:table-cell office:value-type="float" office:value="3785.55" calcext:value-type="float">
            <text:p>3785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48" calcext:value-type="float">
            <text:p>6.480</text:p>
          </table:table-cell>
          <table:table-cell office:value-type="float" office:value="28.4875" calcext:value-type="float">
            <text:p>28.488</text:p>
          </table:table-cell>
          <table:table-cell table:style-name="ce3" office:value-type="float" office:value="0.76365" calcext:value-type="float">
            <text:p>0.76365</text:p>
          </table:table-cell>
          <table:table-cell office:value-type="float" office:value="10987.68" calcext:value-type="float">
            <text:p>10987.68</text:p>
          </table:table-cell>
          <table:table-cell office:value-type="float" office:value="3491.7" calcext:value-type="float">
            <text:p>3491.7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03" calcext:value-type="float">
            <text:p>8.030</text:p>
          </table:table-cell>
          <table:table-cell office:value-type="float" office:value="29.484" calcext:value-type="float">
            <text:p>29.484</text:p>
          </table:table-cell>
          <table:table-cell table:style-name="ce3" office:value-type="float" office:value="0.79292" calcext:value-type="float">
            <text:p>0.79292</text:p>
          </table:table-cell>
          <table:table-cell office:value-type="float" office:value="9509.99" calcext:value-type="float">
            <text:p>9509.99</text:p>
          </table:table-cell>
          <table:table-cell office:value-type="float" office:value="3158.68" calcext:value-type="float">
            <text:p>3158.6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71" calcext:value-type="float">
            <text:p>9.710</text:p>
          </table:table-cell>
          <table:table-cell office:value-type="float" office:value="30.2704" calcext:value-type="float">
            <text:p>30.270</text:p>
          </table:table-cell>
          <table:table-cell table:style-name="ce3" office:value-type="float" office:value="0.8127" calcext:value-type="float">
            <text:p>0.81270</text:p>
          </table:table-cell>
          <table:table-cell office:value-type="float" office:value="8666.65" calcext:value-type="float">
            <text:p>8666.65</text:p>
          </table:table-cell>
          <table:table-cell office:value-type="float" office:value="2872.77" calcext:value-type="float">
            <text:p>2872.7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1.36" calcext:value-type="float">
            <text:p>11.36</text:p>
          </table:table-cell>
          <table:table-cell table:style-name="Default" office:value-type="float" office:value="30.899" calcext:value-type="float">
            <text:p>30.899</text:p>
          </table:table-cell>
          <table:table-cell office:value-type="float" office:value="0.82814" calcext:value-type="float">
            <text:p>0.82814</text:p>
          </table:table-cell>
          <table:table-cell table:style-name="Default" office:value-type="float" office:value="8020.17" calcext:value-type="float">
            <text:p>8020.17</text:p>
          </table:table-cell>
          <table:table-cell table:style-name="Default" office:value-type="float" office:value="2735.87" calcext:value-type="float">
            <text:p>2735.8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table:style-name="ce3" office:value-type="float" office:value="0.84136" calcext:value-type="float">
            <text:p>0.84136</text:p>
          </table:table-cell>
          <table:table-cell office:value-type="float" office:value="7582.099" calcext:value-type="float">
            <text:p>7582.10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5.12" calcext:value-type="float">
            <text:p>15.120</text:p>
          </table:table-cell>
          <table:table-cell office:value-type="float" office:value="31.965" calcext:value-type="float">
            <text:p>31.965</text:p>
          </table:table-cell>
          <table:table-cell table:style-name="ce3" office:value-type="float" office:value="0.85252" calcext:value-type="float">
            <text:p>0.85252</text:p>
          </table:table-cell>
          <table:table-cell office:value-type="float" office:value="7006.066" calcext:value-type="float">
            <text:p>7006.07</text:p>
          </table:table-cell>
          <table:table-cell office:value-type="float" office:value="2506.87" calcext:value-type="float">
            <text:p>2506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96" calcext:value-type="float">
            <text:p>16.960</text:p>
          </table:table-cell>
          <table:table-cell office:value-type="float" office:value="32.395" calcext:value-type="float">
            <text:p>32.395</text:p>
          </table:table-cell>
          <table:table-cell table:style-name="ce3" office:value-type="float" office:value="0.86158" calcext:value-type="float">
            <text:p>0.86158</text:p>
          </table:table-cell>
          <table:table-cell office:value-type="float" office:value="6691.12" calcext:value-type="float">
            <text:p>6691.12</text:p>
          </table:table-cell>
          <table:table-cell office:value-type="float" office:value="2454.9" calcext:value-type="float">
            <text:p>2454.9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9.26" calcext:value-type="float">
            <text:p>19.260</text:p>
          </table:table-cell>
          <table:table-cell office:value-type="float" office:value="32.868" calcext:value-type="float">
            <text:p>32.868</text:p>
          </table:table-cell>
          <table:table-cell table:style-name="ce3"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1.5" calcext:value-type="float">
            <text:p>21.500</text:p>
          </table:table-cell>
          <table:table-cell office:value-type="float" office:value="33.216" calcext:value-type="float">
            <text:p>33.216</text:p>
          </table:table-cell>
          <table:table-cell table:style-name="ce3"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4.1" calcext:value-type="float">
            <text:p>24.100</text:p>
          </table:table-cell>
          <table:table-cell office:value-type="float" office:value="33.579" calcext:value-type="float">
            <text:p>33.579</text:p>
          </table:table-cell>
          <table:table-cell table:style-name="ce3"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92360.09740671" calcext:value-type="float">
            <text:p>392360.09740671</text:p>
          </table:table-cell>
          <table:table-cell table:style-name="ce6" office:value-type="float" office:value="1064656.54527204" calcext:value-type="float">
            <text:p>1064656.5452720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1" calcext:value-type="float">
            <text:p>2.410</text:p>
          </table:table-cell>
          <table:table-cell office:value-type="float" office:value="19.4536405461297" calcext:value-type="float">
            <text:p>19.454</text:p>
          </table:table-cell>
          <table:table-cell office:value-type="float" office:value="0.345131064551078" calcext:value-type="float">
            <text:p>0.34513</text:p>
          </table:table-cell>
          <table:table-cell office:value-type="float" office:value="32864.6994628906" calcext:value-type="float">
            <text:p>32864.70</text:p>
          </table:table-cell>
          <table:table-cell office:value-type="float" office:value="7575.87817382813" calcext:value-type="float">
            <text:p>7575.8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02" calcext:value-type="float">
            <text:p>3.020</text:p>
          </table:table-cell>
          <table:table-cell office:value-type="float" office:value="20.0551620730349" calcext:value-type="float">
            <text:p>20.055</text:p>
          </table:table-cell>
          <table:table-cell office:value-type="float" office:value="0.395461539182784" calcext:value-type="float">
            <text:p>0.39546</text:p>
          </table:table-cell>
          <table:table-cell office:value-type="float" office:value="34635.6468505859" calcext:value-type="float">
            <text:p>34635.65</text:p>
          </table:table-cell>
          <table:table-cell office:value-type="float" office:value="8819.55261230469" calcext:value-type="float">
            <text:p>8819.5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56" calcext:value-type="float">
            <text:p>3.560</text:p>
          </table:table-cell>
          <table:table-cell office:value-type="float" office:value="20.5179829921369" calcext:value-type="float">
            <text:p>20.518</text:p>
          </table:table-cell>
          <table:table-cell office:value-type="float" office:value="0.444180312718057" calcext:value-type="float">
            <text:p>0.44418</text:p>
          </table:table-cell>
          <table:table-cell office:value-type="float" office:value="36125.9931640625" calcext:value-type="float">
            <text:p>36125.99</text:p>
          </table:table-cell>
          <table:table-cell office:value-type="float" office:value="10060.966796875" calcext:value-type="float">
            <text:p>10060.9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11" calcext:value-type="float">
            <text:p>4.110</text:p>
          </table:table-cell>
          <table:table-cell office:value-type="float" office:value="20.9382702175106" calcext:value-type="float">
            <text:p>20.938</text:p>
          </table:table-cell>
          <table:table-cell office:value-type="float" office:value="0.480128067278678" calcext:value-type="float">
            <text:p>0.48013</text:p>
          </table:table-cell>
          <table:table-cell office:value-type="float" office:value="35991.6999511719" calcext:value-type="float">
            <text:p>35991.70</text:p>
          </table:table-cell>
          <table:table-cell office:value-type="float" office:value="10540.7813720703" calcext:value-type="float">
            <text:p>10540.7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.63" calcext:value-type="float">
            <text:p>4.630</text:p>
          </table:table-cell>
          <table:table-cell office:value-type="float" office:value="21.2697422901239" calcext:value-type="float">
            <text:p>21.270</text:p>
          </table:table-cell>
          <table:table-cell office:value-type="float" office:value="0.508826689279222" calcext:value-type="float">
            <text:p>0.50883</text:p>
          </table:table-cell>
          <table:table-cell office:value-type="float" office:value="36424.1301269531" calcext:value-type="float">
            <text:p>36424.13</text:p>
          </table:table-cell>
          <table:table-cell office:value-type="float" office:value="11081.4959106445" calcext:value-type="float">
            <text:p>11081.5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.16" calcext:value-type="float">
            <text:p>5.160</text:p>
          </table:table-cell>
          <table:table-cell office:value-type="float" office:value="21.5972097032726" calcext:value-type="float">
            <text:p>21.597</text:p>
          </table:table-cell>
          <table:table-cell office:value-type="float" office:value="0.538665059016988" calcext:value-type="float">
            <text:p>0.53867</text:p>
          </table:table-cell>
          <table:table-cell office:value-type="float" office:value="36250.8314208984" calcext:value-type="float">
            <text:p>36250.83</text:p>
          </table:table-cell>
          <table:table-cell office:value-type="float" office:value="11545.7777709961" calcext:value-type="float">
            <text:p>11545.7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5.69" calcext:value-type="float">
            <text:p>5.69</text:p>
          </table:table-cell>
          <table:table-cell office:value-type="float" office:value="21.8835164563903" calcext:value-type="float">
            <text:p>21.884</text:p>
          </table:table-cell>
          <table:table-cell office:value-type="float" office:value="0.563730897850376" calcext:value-type="float">
            <text:p>0.56373</text:p>
          </table:table-cell>
          <table:table-cell office:value-type="float" office:value="35842.1088867187" calcext:value-type="float">
            <text:p>35842.11</text:p>
          </table:table-cell>
          <table:table-cell office:value-type="float" office:value="11576.1110229492" calcext:value-type="float">
            <text:p>11576.1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6.22" calcext:value-type="float">
            <text:p>6.220</text:p>
          </table:table-cell>
          <table:table-cell office:value-type="float" office:value="22.1365370434386" calcext:value-type="float">
            <text:p>22.137</text:p>
          </table:table-cell>
          <table:table-cell office:value-type="float" office:value="0.583209084509757" calcext:value-type="float">
            <text:p>0.58321</text:p>
          </table:table-cell>
          <table:table-cell office:value-type="float" office:value="35329.7866210937" calcext:value-type="float">
            <text:p>35329.79</text:p>
          </table:table-cell>
          <table:table-cell office:value-type="float" office:value="11616.8471679688" calcext:value-type="float">
            <text:p>11616.8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6.87" calcext:value-type="float">
            <text:p>6.870</text:p>
          </table:table-cell>
          <table:table-cell office:value-type="float" office:value="22.4063026157101" calcext:value-type="float">
            <text:p>22.406</text:p>
          </table:table-cell>
          <table:table-cell office:value-type="float" office:value="0.604043385867423" calcext:value-type="float">
            <text:p>0.60404</text:p>
          </table:table-cell>
          <table:table-cell office:value-type="float" office:value="35066.4523925781" calcext:value-type="float">
            <text:p>35066.45</text:p>
          </table:table-cell>
          <table:table-cell office:value-type="float" office:value="11676.9002685547" calcext:value-type="float">
            <text:p>11676.9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.43" calcext:value-type="float">
            <text:p>7.430</text:p>
          </table:table-cell>
          <table:table-cell office:value-type="float" office:value="22.6241553924017" calcext:value-type="float">
            <text:p>22.624</text:p>
          </table:table-cell>
          <table:table-cell office:value-type="float" office:value="0.620561970773802" calcext:value-type="float">
            <text:p>0.62056</text:p>
          </table:table-cell>
          <table:table-cell office:value-type="float" office:value="34870.3012695313" calcext:value-type="float">
            <text:p>34870.30</text:p>
          </table:table-cell>
          <table:table-cell office:value-type="float" office:value="11647.8344726563" calcext:value-type="float">
            <text:p>11647.8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8.01" calcext:value-type="float">
            <text:p>8.010</text:p>
          </table:table-cell>
          <table:table-cell office:value-type="float" office:value="22.8251093571663" calcext:value-type="float">
            <text:p>22.825</text:p>
          </table:table-cell>
          <table:table-cell office:value-type="float" office:value="0.635537245566291" calcext:value-type="float">
            <text:p>0.63554</text:p>
          </table:table-cell>
          <table:table-cell office:value-type="float" office:value="34579.7506103516" calcext:value-type="float">
            <text:p>34579.75</text:p>
          </table:table-cell>
          <table:table-cell office:value-type="float" office:value="11755.4868164063" calcext:value-type="float">
            <text:p>11755.4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8.62" calcext:value-type="float">
            <text:p>8.620</text:p>
          </table:table-cell>
          <table:table-cell office:value-type="float" office:value="23.0170787030569" calcext:value-type="float">
            <text:p>23.017</text:p>
          </table:table-cell>
          <table:table-cell office:value-type="float" office:value="0.648639054392947" calcext:value-type="float">
            <text:p>0.64864</text:p>
          </table:table-cell>
          <table:table-cell office:value-type="float" office:value="34403.2137451172" calcext:value-type="float">
            <text:p>34403.21</text:p>
          </table:table-cell>
          <table:table-cell office:value-type="float" office:value="11627.2774047852" calcext:value-type="float">
            <text:p>11627.2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9.33" calcext:value-type="float">
            <text:p>9.330</text:p>
          </table:table-cell>
          <table:table-cell office:value-type="float" office:value="23.2363198938426" calcext:value-type="float">
            <text:p>23.236</text:p>
          </table:table-cell>
          <table:table-cell office:value-type="float" office:value="0.663856135338779" calcext:value-type="float">
            <text:p>0.66386</text:p>
          </table:table-cell>
          <table:table-cell office:value-type="float" office:value="34192.2730712891" calcext:value-type="float">
            <text:p>34192.27</text:p>
          </table:table-cell>
          <table:table-cell office:value-type="float" office:value="11657.092590332" calcext:value-type="float">
            <text:p>11657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541136.696222223" calcext:value-type="float">
            <text:p>541136.696222223</text:p>
          </table:table-cell>
          <table:table-cell table:style-name="ce6" office:value-type="float" office:value="3364365.1548162" calcext:value-type="float">
            <text:p>3364365.154816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1" calcext:value-type="float">
            <text:p>3.100</text:p>
          </table:table-cell>
          <table:table-cell office:value-type="float" office:value="25.7236545494381" calcext:value-type="float">
            <text:p>25.724</text:p>
          </table:table-cell>
          <table:table-cell office:value-type="float" office:value="0.698078889435332" calcext:value-type="float">
            <text:p>0.69808</text:p>
          </table:table-cell>
          <table:table-cell office:value-type="float" office:value="9684.77551269531" calcext:value-type="float">
            <text:p>9684.78</text:p>
          </table:table-cell>
          <table:table-cell office:value-type="float" office:value="2672.82098388672" calcext:value-type="float">
            <text:p>2672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94" calcext:value-type="float">
            <text:p>4.940</text:p>
          </table:table-cell>
          <table:table-cell office:value-type="float" office:value="28.5468558164804" calcext:value-type="float">
            <text:p>28.547</text:p>
          </table:table-cell>
          <table:table-cell office:value-type="float" office:value="0.730970569111671" calcext:value-type="float">
            <text:p>0.73097</text:p>
          </table:table-cell>
          <table:table-cell office:value-type="float" office:value="6888.5126953125" calcext:value-type="float">
            <text:p>6888.51</text:p>
          </table:table-cell>
          <table:table-cell office:value-type="float" office:value="2120.5673828125" calcext:value-type="float">
            <text:p>2120.5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.19" calcext:value-type="float">
            <text:p>7.190</text:p>
          </table:table-cell>
          <table:table-cell office:value-type="float" office:value="30.8391409992737" calcext:value-type="float">
            <text:p>30.839</text:p>
          </table:table-cell>
          <table:table-cell office:value-type="float" office:value="0.774936130127079" calcext:value-type="float">
            <text:p>0.77494</text:p>
          </table:table-cell>
          <table:table-cell office:value-type="float" office:value="4896.84765625" calcext:value-type="float">
            <text:p>4896.85</text:p>
          </table:table-cell>
          <table:table-cell office:value-type="float" office:value="1712.16137695313" calcext:value-type="float">
            <text:p>1712.1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0.08" calcext:value-type="float">
            <text:p>10.080</text:p>
          </table:table-cell>
          <table:table-cell office:value-type="float" office:value="32.3311656990309" calcext:value-type="float">
            <text:p>32.331</text:p>
          </table:table-cell>
          <table:table-cell office:value-type="float" office:value="0.806641806188361" calcext:value-type="float">
            <text:p>0.80664</text:p>
          </table:table-cell>
          <table:table-cell office:value-type="float" office:value="3893.35266113281" calcext:value-type="float">
            <text:p>3893.35</text:p>
          </table:table-cell>
          <table:table-cell office:value-type="float" office:value="1493.00030517578" calcext:value-type="float">
            <text:p>1493.0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3.19" calcext:value-type="float">
            <text:p>13.190</text:p>
          </table:table-cell>
          <table:table-cell office:value-type="float" office:value="33.3640432442855" calcext:value-type="float">
            <text:p>33.364</text:p>
          </table:table-cell>
          <table:table-cell office:value-type="float" office:value="0.83266496576355" calcext:value-type="float">
            <text:p>0.83266</text:p>
          </table:table-cell>
          <table:table-cell office:value-type="float" office:value="3526.38256835937" calcext:value-type="float">
            <text:p>3526.38</text:p>
          </table:table-cell>
          <table:table-cell office:value-type="float" office:value="1403.01788330078" calcext:value-type="float">
            <text:p>1403.0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6.68" calcext:value-type="float">
            <text:p>16.680</text:p>
          </table:table-cell>
          <table:table-cell office:value-type="float" office:value="34.2610997766956" calcext:value-type="float">
            <text:p>34.261</text:p>
          </table:table-cell>
          <table:table-cell office:value-type="float" office:value="0.851460142615834" calcext:value-type="float">
            <text:p>0.85146</text:p>
          </table:table-cell>
          <table:table-cell office:value-type="float" office:value="3194.9912109375" calcext:value-type="float">
            <text:p>3194.99</text:p>
          </table:table-cell>
          <table:table-cell office:value-type="float" office:value="1371.69952392578" calcext:value-type="float">
            <text:p>1371.7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9.92" calcext:value-type="float">
            <text:p>19.92</text:p>
          </table:table-cell>
          <table:table-cell office:value-type="float" office:value="34.9651087883494" calcext:value-type="float">
            <text:p>34.965</text:p>
          </table:table-cell>
          <table:table-cell office:value-type="float" office:value="0.863697245725891" calcext:value-type="float">
            <text:p>0.86370</text:p>
          </table:table-cell>
          <table:table-cell office:value-type="float" office:value="3018.04321289063" calcext:value-type="float">
            <text:p>3018.04</text:p>
          </table:table-cell>
          <table:table-cell office:value-type="float" office:value="1325.30474853516" calcext:value-type="float">
            <text:p>1325.3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2.89" calcext:value-type="float">
            <text:p>22.890</text:p>
          </table:table-cell>
          <table:table-cell office:value-type="float" office:value="35.4401748890162" calcext:value-type="float">
            <text:p>35.440</text:p>
          </table:table-cell>
          <table:table-cell office:value-type="float" office:value="0.870580561511405" calcext:value-type="float">
            <text:p>0.87058</text:p>
          </table:table-cell>
          <table:table-cell office:value-type="float" office:value="2876.72961425781" calcext:value-type="float">
            <text:p>2876.73</text:p>
          </table:table-cell>
          <table:table-cell office:value-type="float" office:value="1289.87707519531" calcext:value-type="float">
            <text:p>1289.8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5.86" calcext:value-type="float">
            <text:p>25.860</text:p>
          </table:table-cell>
          <table:table-cell office:value-type="float" office:value="35.8921462880292" calcext:value-type="float">
            <text:p>35.892</text:p>
          </table:table-cell>
          <table:table-cell office:value-type="float" office:value="0.879764540065001" calcext:value-type="float">
            <text:p>0.87976</text:p>
          </table:table-cell>
          <table:table-cell office:value-type="float" office:value="2776.576171875" calcext:value-type="float">
            <text:p>2776.58</text:p>
          </table:table-cell>
          <table:table-cell office:value-type="float" office:value="1266.05645751953" calcext:value-type="float">
            <text:p>1266.0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9.2" calcext:value-type="float">
            <text:p>29.200</text:p>
          </table:table-cell>
          <table:table-cell office:value-type="float" office:value="36.3055999280167" calcext:value-type="float">
            <text:p>36.306</text:p>
          </table:table-cell>
          <table:table-cell office:value-type="float" office:value="0.887207131389983" calcext:value-type="float">
            <text:p>0.88721</text:p>
          </table:table-cell>
          <table:table-cell office:value-type="float" office:value="2731.31225585937" calcext:value-type="float">
            <text:p>2731.31</text:p>
          </table:table-cell>
          <table:table-cell office:value-type="float" office:value="1254.02593994141" calcext:value-type="float">
            <text:p>1254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2.43" calcext:value-type="float">
            <text:p>32.430</text:p>
          </table:table-cell>
          <table:table-cell office:value-type="float" office:value="36.6385342300988" calcext:value-type="float">
            <text:p>36.639</text:p>
          </table:table-cell>
          <table:table-cell office:value-type="float" office:value="0.892838646958493" calcext:value-type="float">
            <text:p>0.89284</text:p>
          </table:table-cell>
          <table:table-cell office:value-type="float" office:value="2691.85571289062" calcext:value-type="float">
            <text:p>2691.86</text:p>
          </table:table-cell>
          <table:table-cell office:value-type="float" office:value="1233.04571533203" calcext:value-type="float">
            <text:p>1233.0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5.7" calcext:value-type="float">
            <text:p>35.700</text:p>
          </table:table-cell>
          <table:table-cell office:value-type="float" office:value="36.964" calcext:value-type="float">
            <text:p>36.964</text:p>
          </table:table-cell>
          <table:table-cell office:value-type="float" office:value="0.8994" calcext:value-type="float">
            <text:p>0.89940</text:p>
          </table:table-cell>
          <table:table-cell office:value-type="float" office:value="2632.77" calcext:value-type="float">
            <text:p>2632.77</text:p>
          </table:table-cell>
          <table:table-cell office:value-type="float" office:value="1228.53" calcext:value-type="float">
            <text:p>1228.5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83" calcext:value-type="float">
            <text:p>38.830</text:p>
          </table:table-cell>
          <table:table-cell office:value-type="float" office:value="37.2782333725389" calcext:value-type="float">
            <text:p>37.278</text:p>
          </table:table-cell>
          <table:table-cell office:value-type="float" office:value="0.904496404474127" calcext:value-type="float">
            <text:p>0.90450</text:p>
          </table:table-cell>
          <table:table-cell office:value-type="float" office:value="2585.07800292969" calcext:value-type="float">
            <text:p>2585.08</text:p>
          </table:table-cell>
          <table:table-cell office:value-type="float" office:value="1205.16027832031" calcext:value-type="float">
            <text:p>1205.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0310.214990949" calcext:value-type="float">
            <text:p>270310.214990949</text:p>
          </table:table-cell>
          <table:table-cell table:style-name="ce6" office:value-type="float" office:value="762427.49657351" calcext:value-type="float">
            <text:p>762427.4965735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.92" calcext:value-type="float">
            <text:p>1.920</text:p>
          </table:table-cell>
          <table:table-cell office:value-type="float" office:value="20.6216385288994" calcext:value-type="float">
            <text:p>20.622</text:p>
          </table:table-cell>
          <table:table-cell office:value-type="float" office:value="0.529347103091016" calcext:value-type="float">
            <text:p>0.52935</text:p>
          </table:table-cell>
          <table:table-cell office:value-type="float" office:value="38838.1572265625" calcext:value-type="float">
            <text:p>38838.16</text:p>
          </table:table-cell>
          <table:table-cell office:value-type="float" office:value="9537.09527587891" calcext:value-type="float">
            <text:p>9537.1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2.64" calcext:value-type="float">
            <text:p>2.640</text:p>
          </table:table-cell>
          <table:table-cell office:value-type="float" office:value="22.3452650785207" calcext:value-type="float">
            <text:p>22.345</text:p>
          </table:table-cell>
          <table:table-cell office:value-type="float" office:value="0.581103148684677" calcext:value-type="float">
            <text:p>0.58110</text:p>
          </table:table-cell>
          <table:table-cell office:value-type="float" office:value="31815.912109375" calcext:value-type="float">
            <text:p>31815.91</text:p>
          </table:table-cell>
          <table:table-cell office:value-type="float" office:value="9311.83172607422" calcext:value-type="float">
            <text:p>9311.8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44" calcext:value-type="float">
            <text:p>3.440</text:p>
          </table:table-cell>
          <table:table-cell office:value-type="float" office:value="23.417275016621" calcext:value-type="float">
            <text:p>23.417</text:p>
          </table:table-cell>
          <table:table-cell office:value-type="float" office:value="0.612973421163132" calcext:value-type="float">
            <text:p>0.61297</text:p>
          </table:table-cell>
          <table:table-cell office:value-type="float" office:value="27001.9718017578" calcext:value-type="float">
            <text:p>27001.97</text:p>
          </table:table-cell>
          <table:table-cell office:value-type="float" office:value="8371.67529296875" calcext:value-type="float">
            <text:p>8371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27" calcext:value-type="float">
            <text:p>4.270</text:p>
          </table:table-cell>
          <table:table-cell office:value-type="float" office:value="24.4768136141425" calcext:value-type="float">
            <text:p>24.477</text:p>
          </table:table-cell>
          <table:table-cell office:value-type="float" office:value="0.649810444589748" calcext:value-type="float">
            <text:p>0.64981</text:p>
          </table:table-cell>
          <table:table-cell office:value-type="float" office:value="23257.2542724609" calcext:value-type="float">
            <text:p>23257.25</text:p>
          </table:table-cell>
          <table:table-cell office:value-type="float" office:value="7826.96838378906" calcext:value-type="float">
            <text:p>7826.9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.16" calcext:value-type="float">
            <text:p>5.160</text:p>
          </table:table-cell>
          <table:table-cell office:value-type="float" office:value="25.1900381104141" calcext:value-type="float">
            <text:p>25.190</text:p>
          </table:table-cell>
          <table:table-cell office:value-type="float" office:value="0.674786170606746" calcext:value-type="float">
            <text:p>0.67479</text:p>
          </table:table-cell>
          <table:table-cell office:value-type="float" office:value="21134.0123291016" calcext:value-type="float">
            <text:p>21134.01</text:p>
          </table:table-cell>
          <table:table-cell office:value-type="float" office:value="7328.12231445313" calcext:value-type="float">
            <text:p>7328.1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.08" calcext:value-type="float">
            <text:p>6.080</text:p>
          </table:table-cell>
          <table:table-cell office:value-type="float" office:value="25.9617705193991" calcext:value-type="float">
            <text:p>25.962</text:p>
          </table:table-cell>
          <table:table-cell office:value-type="float" office:value="0.701625947792987" calcext:value-type="float">
            <text:p>0.70163</text:p>
          </table:table-cell>
          <table:table-cell office:value-type="float" office:value="18893.1876220703" calcext:value-type="float">
            <text:p>18893.19</text:p>
          </table:table-cell>
          <table:table-cell office:value-type="float" office:value="7035.39666748047" calcext:value-type="float">
            <text:p>7035.4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7" calcext:value-type="float">
            <text:p>7.000</text:p>
          </table:table-cell>
          <table:table-cell office:value-type="float" office:value="26.5073579758783" calcext:value-type="float">
            <text:p>26.507</text:p>
          </table:table-cell>
          <table:table-cell office:value-type="float" office:value="0.720308620691086" calcext:value-type="float">
            <text:p>0.72031</text:p>
          </table:table-cell>
          <table:table-cell office:value-type="float" office:value="17875.0837402344" calcext:value-type="float">
            <text:p>17875.08</text:p>
          </table:table-cell>
          <table:table-cell office:value-type="float" office:value="6850.14587402344" calcext:value-type="float">
            <text:p>6850.1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.03" calcext:value-type="float">
            <text:p>8.030</text:p>
          </table:table-cell>
          <table:table-cell office:value-type="float" office:value="27.0275521268852" calcext:value-type="float">
            <text:p>27.028</text:p>
          </table:table-cell>
          <table:table-cell office:value-type="float" office:value="0.737612143630015" calcext:value-type="float">
            <text:p>0.73761</text:p>
          </table:table-cell>
          <table:table-cell office:value-type="float" office:value="16710.3630371094" calcext:value-type="float">
            <text:p>16710.36</text:p>
          </table:table-cell>
          <table:table-cell office:value-type="float" office:value="6643.29522705078" calcext:value-type="float">
            <text:p>6643.3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9.12" calcext:value-type="float">
            <text:p>9.120</text:p>
          </table:table-cell>
          <table:table-cell office:value-type="float" office:value="27.4977354718822" calcext:value-type="float">
            <text:p>27.498</text:p>
          </table:table-cell>
          <table:table-cell office:value-type="float" office:value="0.753104796060017" calcext:value-type="float">
            <text:p>0.75310</text:p>
          </table:table-cell>
          <table:table-cell office:value-type="float" office:value="15840.7111816406" calcext:value-type="float">
            <text:p>15840.71</text:p>
          </table:table-cell>
          <table:table-cell office:value-type="float" office:value="6322.51397705078" calcext:value-type="float">
            <text:p>6322.5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0.1" calcext:value-type="float">
            <text:p>10.100</text:p>
          </table:table-cell>
          <table:table-cell office:value-type="float" office:value="27.8594849675307" calcext:value-type="float">
            <text:p>27.859</text:p>
          </table:table-cell>
          <table:table-cell office:value-type="float" office:value="0.764926800692199" calcext:value-type="float">
            <text:p>0.76493</text:p>
          </table:table-cell>
          <table:table-cell office:value-type="float" office:value="15138.0913085938" calcext:value-type="float">
            <text:p>15138.09</text:p>
          </table:table-cell>
          <table:table-cell office:value-type="float" office:value="6219.03112792969" calcext:value-type="float">
            <text:p>6219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1.31" calcext:value-type="float">
            <text:p>11.310</text:p>
          </table:table-cell>
          <table:table-cell office:value-type="float" office:value="28.2536986493318" calcext:value-type="float">
            <text:p>28.254</text:p>
          </table:table-cell>
          <table:table-cell office:value-type="float" office:value="0.777554420614265" calcext:value-type="float">
            <text:p>0.77755</text:p>
          </table:table-cell>
          <table:table-cell office:value-type="float" office:value="14483.4992675781" calcext:value-type="float">
            <text:p>14483.50</text:p>
          </table:table-cell>
          <table:table-cell office:value-type="float" office:value="6031.75109863281" calcext:value-type="float">
            <text:p>6031.7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2.39" calcext:value-type="float">
            <text:p>12.390</text:p>
          </table:table-cell>
          <table:table-cell office:value-type="float" office:value="28.5893485295723" calcext:value-type="float">
            <text:p>28.589</text:p>
          </table:table-cell>
          <table:table-cell office:value-type="float" office:value="0.787886544209271" calcext:value-type="float">
            <text:p>0.78789</text:p>
          </table:table-cell>
          <table:table-cell office:value-type="float" office:value="13933.6228027344" calcext:value-type="float">
            <text:p>13933.62</text:p>
          </table:table-cell>
          <table:table-cell office:value-type="float" office:value="5883.47698974609" calcext:value-type="float">
            <text:p>5883.4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79" calcext:value-type="float">
            <text:p>13.790</text:p>
          </table:table-cell>
          <table:table-cell office:value-type="float" office:value="28.9187119838972" calcext:value-type="float">
            <text:p>28.919</text:p>
          </table:table-cell>
          <table:table-cell office:value-type="float" office:value="0.797302719046739" calcext:value-type="float">
            <text:p>0.79730</text:p>
          </table:table-cell>
          <table:table-cell office:value-type="float" office:value="13510.7698974609" calcext:value-type="float">
            <text:p>13510.77</text:p>
          </table:table-cell>
          <table:table-cell office:value-type="float" office:value="5667.39300537109" calcext:value-type="float">
            <text:p>5667.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569588.17914011" calcext:value-type="float">
            <text:p>569588.17914011</text:p>
          </table:table-cell>
          <table:table-cell table:style-name="ce6" office:value-type="float" office:value="1848920.66233147" calcext:value-type="float">
            <text:p>1848920.6623314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00/00/00</text:date>, <text:time style:data-style-name="N2" text:time-value="09:52:19.6490942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1T10:00:25.308062413</dc:date>
    <meta:editing-duration>PT29M29S</meta:editing-duration>
    <meta:editing-cycles>5</meta:editing-cycles>
    <meta:generator>LibreOffice/6.3.3.2.0$Linux_X86_64 LibreOffice_project/30$Build-2</meta:generator>
    <meta:document-statistic meta:table-count="8" meta:cell-count="702" meta:object-count="0"/>
  </office:meta>
</office:document-meta>
</file>